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objectwithoutfill">
      <style:graphic-properties svg:stroke-width="0.159cm" svg:stroke-color="#cc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6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9999ff" fo:font-size="22pt" fo:text-shadow="1pt 1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9999ff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5cm" svg:x2="28cm" svg:y2="5cm">
          <text:p/>
        </draw:line>
        <draw:line draw:style-name="gr1" draw:text-style-name="P1" draw:layer="layout" svg:x1="0cm" svg:y1="10cm" svg:x2="28cm" svg:y2="10cm">
          <text:p/>
        </draw:line>
        <draw:line draw:style-name="gr1" draw:text-style-name="P1" draw:layer="layout" svg:x1="0cm" svg:y1="15cm" svg:x2="28cm" svg:y2="15cm">
          <text:p/>
        </draw:line>
        <draw:line draw:style-name="gr2" draw:text-style-name="P1" draw:layer="layout" svg:x1="0cm" svg:y1="20cm" svg:x2="28cm" svg:y2="20cm">
          <text:p/>
        </draw:line>
        <draw:custom-shape draw:style-name="gr3" draw:text-style-name="P2" xml:id="id1" draw:id="id1" draw:layer="layout" svg:width="5.8cm" svg:height="2.6cm" svg:x="11cm" svg:y="1.2cm">
          <text:p text:style-name="P2"><text:span text:style-name="T1">M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7cm" svg:height="2.6cm" svg:x="4.4cm" svg:y="6.2cm">
          <text:p text:style-name="P2"><text:span text:style-name="T1">UML Metamod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7cm" svg:height="2.6cm" svg:x="16.4cm" svg:y="6.2cm">
          <text:p text:style-name="P2"><text:span text:style-name="T1">Java Meta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77cm" svg:height="1.119cm" svg:x="23.9cm" svg:y="7.238cm">
          <draw:text-box>
            <text:p text:style-name="P3"><text:span text:style-name="T2">…</text:span></text:p>
          </draw:text-box>
        </draw:frame>
        <draw:connector draw:style-name="gr5" draw:text-style-name="P1" draw:layer="layout" draw:type="line" svg:x1="13.9cm" svg:y1="3.8cm" svg:x2="7.9cm" svg:y2="6.2cm" draw:start-shape="id1" draw:start-glue-point="2" draw:end-shape="id2" draw:end-glue-point="0" svg:d="M13900 3800l-6000 2400" svg:viewBox="0 0 6001 2401">
          <text:p/>
        </draw:connector>
        <draw:connector draw:style-name="gr6" draw:text-style-name="P1" draw:layer="layout" draw:type="line" svg:x1="13.9cm" svg:y1="3.8cm" svg:x2="19.9cm" svg:y2="6.2cm" draw:start-shape="id1" draw:start-glue-point="2" draw:end-shape="id3" draw:end-glue-point="0" svg:d="M13900 3800l6000 2400" svg:viewBox="0 0 6001 2401">
          <text:p/>
        </draw:connector>
        <draw:custom-shape draw:style-name="gr3" draw:text-style-name="P2" xml:id="id4" draw:id="id4" draw:layer="layout" svg:width="7cm" svg:height="2.599cm" svg:x="0.4cm" svg:y="11.201cm">
          <text:p text:style-name="P2"><text:span text:style-name="T1">Class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7.4cm" svg:height="2.601cm" svg:x="8.2cm" svg:y="11.2cm">
          <text:p text:style-name="P2"><text:span text:style-name="T1">Sequence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7cm" svg:height="2.6cm" svg:x="16.4cm" svg:y="11.201cm">
          <text:p text:style-name="P2"><text:span text:style-name="T1">Java Source-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cm" svg:y1="8.8cm" svg:x2="3.9cm" svg:y2="11.201cm" draw:start-shape="id2" draw:start-glue-point="2" draw:end-shape="id4" draw:end-glue-point="0" svg:d="M7900 8800l-4000 2401" svg:viewBox="0 0 4001 2402">
          <text:p/>
        </draw:connector>
        <draw:connector draw:style-name="gr6" draw:text-style-name="P1" draw:layer="layout" draw:type="line" svg:x1="7.9cm" svg:y1="8.8cm" svg:x2="11.9cm" svg:y2="11.2cm" draw:start-shape="id2" draw:start-glue-point="2" draw:end-shape="id5" draw:end-glue-point="0" svg:d="M7900 8800l4000 2400" svg:viewBox="0 0 4001 2401">
          <text:p/>
        </draw:connector>
        <draw:connector draw:style-name="gr6" draw:text-style-name="P1" draw:layer="layout" draw:type="line" svg:x1="19.9cm" svg:y1="8.8cm" svg:x2="19.9cm" svg:y2="11.201cm" draw:start-shape="id3" draw:start-glue-point="2" draw:end-shape="id6" draw:end-glue-point="0" svg:d="M19900 8800v2401" svg:viewBox="0 0 1 2402">
          <text:p/>
        </draw:connector>
        <draw:frame draw:style-name="gr7" draw:text-style-name="P3" draw:layer="layout" svg:width="1.277cm" svg:height="1.119cm" svg:x="23.8cm" svg:y="12cm">
          <draw:text-box>
            <text:p text:style-name="P3"><text:span text:style-name="T2">…</text:span></text:p>
          </draw:text-box>
        </draw:frame>
        <draw:custom-shape draw:style-name="gr3" draw:text-style-name="P2" xml:id="id7" draw:id="id7" draw:layer="layout" svg:width="7cm" svg:height="2.6cm" svg:x="8.4cm" svg:y="16.4cm">
          <text:p text:style-name="P2"><text:span text:style-name="T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1.9cm" svg:y1="13.801cm" svg:x2="11.9cm" svg:y2="16.4cm" draw:start-shape="id5" draw:start-glue-point="2" draw:end-shape="id7" draw:end-glue-point="0" svg:d="M11900 13801v2599" svg:viewBox="0 0 1 2600">
          <text:p/>
        </draw:connector>
        <draw:connector draw:style-name="gr6" draw:text-style-name="P1" draw:layer="layout" draw:type="line" svg:x1="19.9cm" svg:y1="13.801cm" svg:x2="11.9cm" svg:y2="16.4cm" draw:start-shape="id6" draw:start-glue-point="2" draw:end-shape="id7" draw:end-glue-point="0" svg:d="M19900 13801l-8000 2599" svg:viewBox="0 0 8001 2600">
          <text:p/>
        </draw:connector>
        <draw:connector draw:style-name="gr9" draw:text-style-name="P1" draw:layer="layout" draw:type="line" svg:x1="3.9cm" svg:y1="13.8cm" svg:x2="11.9cm" svg:y2="16.4cm" draw:start-shape="id4" draw:start-glue-point="2" draw:end-shape="id7" draw:end-glue-point="0" svg:d="M3900 13800l8000 2600" svg:viewBox="0 0 8001 2601">
          <text:p/>
        </draw:connector>
        <draw:custom-shape draw:style-name="gr10" draw:text-style-name="P5" draw:layer="layout" svg:width="2.4cm" svg:height="0.8cm" svg:x="9.3cm" svg:y="4.6cm">
          <text:p text:style-name="P4"><text:span text:style-name="T3">E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8cm" svg:x="15.7cm" svg:y="4.6cm">
          <text:p text:style-name="P4"><text:span text:style-name="T3">E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8cm" svg:x="4.3cm" svg:y="9.7cm">
          <text:p text:style-name="P4"><text:span text:style-name="T3">UML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8cm" svg:x="8.5cm" svg:y="9.7cm">
          <text:p text:style-name="P4"><text:span text:style-name="T3">UM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9cm" svg:height="0.8cm" svg:x="17cm" svg:y="9.7cm">
          <text:p text:style-name="P6"><text:span text:style-name="T4">Java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5-12-28T02:03:52.956401628</dc:date>
    <meta:editing-duration>PT1H49M7S</meta:editing-duration>
    <meta:editing-cycles>11</meta:editing-cycles>
    <meta:generator>LibreOffice/4.2.8.2$Linux_X86_64 LibreOffice_project/420m0$Build-2</meta:generator>
    <meta:document-statistic meta:object-count="49"/>
  </office:meta>
</office:document-meta>
</file>